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17H41M00S">
            <text:p>17:41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3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.6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20M00S">
            <text:p>16:20:00</text:p>
          </table:table-cell>
          <table:table-cell table:style-name="ce3" table:formula="of:=[.D17]-[.C17]" office:value-type="time" office:time-value="PT02H20M00S">
            <text:p>02:20:00</text:p>
          </table:table-cell>
          <table:table-cell office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 style:data-style-name="N2" text:time-value="0000-00-00T16:20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6-09T16:20:26</dc:date>
    <dc:creator>Tamino Hartmann</dc:creator>
    <meta:editing-duration>PT20M44S</meta:editing-duration>
    <meta:editing-cycles>20</meta:editing-cycles>
    <meta:generator>LibreOffice/4.0.3.3$Linux_X86_64 LibreOffice_project/400m0$Build-3</meta:generator>
    <meta:document-statistic meta:table-count="3" meta:cell-count="127" meta:object-count="0"/>
  </office:meta>
</office:document-meta>
</file>